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2988in" svg:height="3.5429in" svg:x="3.9717in" svg:y="0.0917in">
            <draw:object draw:notify-on-update-of-ranges="Лист1.A1:Лист1.A1 Лист1.A2:Лист1.A21 Лист1.B1:Лист1.B1 Лист1.B2:Лист1.B21 Лист1.C1:Лист1.C1 Лист1.C2:Лист1.C21 Лист1.D1:Лист1.D1 Лист1.D2:Лист1.D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Флойда</text:p>
          </table:table-cell>
          <table:table-cell office:value-type="string" calcext:value-type="string">
            <text:p>Дейкстры</text:p>
          </table:table-cell>
          <table:table-cell office:value-type="string" calcext:value-type="string">
            <text:p>Беллмана-Форда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0.27" calcext:value-type="float">
            <text:p>0.27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3" calcext:value-type="float">
            <text:p>9.3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76" calcext:value-type="float">
            <text:p>29.76</text:p>
          </table:table-cell>
          <table:table-cell office:value-type="float" office:value="2.9" calcext:value-type="float">
            <text:p>2.9</text:p>
          </table:table-cell>
          <table:table-cell office:value-type="float" office:value="3.83" calcext:value-type="float">
            <text:p>3.8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8" calcext:value-type="float">
            <text:p>64.8</text:p>
          </table:table-cell>
          <table:table-cell office:value-type="float" office:value="5.89" calcext:value-type="float">
            <text:p>5.89</text:p>
          </table:table-cell>
          <table:table-cell office:value-type="float" office:value="4.9" calcext:value-type="float">
            <text:p>4.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6.26" calcext:value-type="float">
            <text:p>156.26</text:p>
          </table:table-cell>
          <table:table-cell office:value-type="float" office:value="10.38" calcext:value-type="float">
            <text:p>10.38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9.7" calcext:value-type="float">
            <text:p>279.7</text:p>
          </table:table-cell>
          <table:table-cell office:value-type="float" office:value="15.46" calcext:value-type="float">
            <text:p>15.4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2.86" calcext:value-type="float">
            <text:p>392.86</text:p>
          </table:table-cell>
          <table:table-cell office:value-type="float" office:value="25.54" calcext:value-type="float">
            <text:p>25.54</text:p>
          </table:table-cell>
          <table:table-cell office:value-type="float" office:value="39.7" calcext:value-type="float">
            <text:p>39.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3.18" calcext:value-type="float">
            <text:p>623.18</text:p>
          </table:table-cell>
          <table:table-cell office:value-type="float" office:value="33.44" calcext:value-type="float">
            <text:p>33.44</text:p>
          </table:table-cell>
          <table:table-cell office:value-type="float" office:value="43.14" calcext:value-type="float">
            <text:p>43.1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5.04" calcext:value-type="float">
            <text:p>835.04</text:p>
          </table:table-cell>
          <table:table-cell office:value-type="float" office:value="46.12" calcext:value-type="float">
            <text:p>46.12</text:p>
          </table:table-cell>
          <table:table-cell office:value-type="float" office:value="60.59" calcext:value-type="float">
            <text:p>60.5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90.6" calcext:value-type="float">
            <text:p>1190.6</text:p>
          </table:table-cell>
          <table:table-cell office:value-type="float" office:value="60.66" calcext:value-type="float">
            <text:p>60.66</text:p>
          </table:table-cell>
          <table:table-cell office:value-type="float" office:value="90.35" calcext:value-type="float">
            <text:p>90.3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86.1" calcext:value-type="float">
            <text:p>1486.1</text:p>
          </table:table-cell>
          <table:table-cell office:value-type="float" office:value="72.33" calcext:value-type="float">
            <text:p>72.33</text:p>
          </table:table-cell>
          <table:table-cell office:value-type="float" office:value="117.45" calcext:value-type="float">
            <text:p>117.4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7" calcext:value-type="float">
            <text:p>1917</text:p>
          </table:table-cell>
          <table:table-cell office:value-type="float" office:value="93.06" calcext:value-type="float">
            <text:p>93.06</text:p>
          </table:table-cell>
          <table:table-cell office:value-type="float" office:value="153.09" calcext:value-type="float">
            <text:p>153.0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68.1" calcext:value-type="float">
            <text:p>2468.1</text:p>
          </table:table-cell>
          <table:table-cell office:value-type="float" office:value="114.41" calcext:value-type="float">
            <text:p>114.41</text:p>
          </table:table-cell>
          <table:table-cell office:value-type="float" office:value="205.96" calcext:value-type="float">
            <text:p>205.9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044.2" calcext:value-type="float">
            <text:p>304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240.17" calcext:value-type="float">
            <text:p>240.1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56.7" calcext:value-type="float">
            <text:p>3856.7</text:p>
          </table:table-cell>
          <table:table-cell office:value-type="float" office:value="165.41" calcext:value-type="float">
            <text:p>165.41</text:p>
          </table:table-cell>
          <table:table-cell office:value-type="float" office:value="290.51" calcext:value-type="float">
            <text:p>290.5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508.9" calcext:value-type="float">
            <text:p>4508.9</text:p>
          </table:table-cell>
          <table:table-cell office:value-type="float" office:value="183.76" calcext:value-type="float">
            <text:p>183.76</text:p>
          </table:table-cell>
          <table:table-cell office:value-type="float" office:value="355.58" calcext:value-type="float">
            <text:p>355.5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172" calcext:value-type="float">
            <text:p>5172</text:p>
          </table:table-cell>
          <table:table-cell office:value-type="float" office:value="213.11" calcext:value-type="float">
            <text:p>213.11</text:p>
          </table:table-cell>
          <table:table-cell office:value-type="float" office:value="449.47" calcext:value-type="float">
            <text:p>449.4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71.2" calcext:value-type="float">
            <text:p>6071.2</text:p>
          </table:table-cell>
          <table:table-cell office:value-type="float" office:value="250.92" calcext:value-type="float">
            <text:p>250.92</text:p>
          </table:table-cell>
          <table:table-cell office:value-type="float" office:value="500.96" calcext:value-type="float">
            <text:p>500.9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164.1" calcext:value-type="float">
            <text:p>7164.1</text:p>
          </table:table-cell>
          <table:table-cell office:value-type="float" office:value="277.19" calcext:value-type="float">
            <text:p>277.19</text:p>
          </table:table-cell>
          <table:table-cell office:value-type="float" office:value="591.1" calcext:value-type="float">
            <text:p>591.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411.3" calcext:value-type="float">
            <text:p>8411.3</text:p>
          </table:table-cell>
          <table:table-cell office:value-type="float" office:value="308.54" calcext:value-type="float">
            <text:p>308.54</text:p>
          </table:table-cell>
          <table:table-cell office:value-type="float" office:value="691.29" calcext:value-type="float">
            <text:p>691.29</text:p>
          </table:table-cell>
          <table:table-cell table:number-columns-repeated="2"/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4:58:24.862344089</meta:creation-date>
    <dc:date>2023-04-27T15:25:26.073903949</dc:date>
    <meta:editing-duration>PT2H20M54S</meta:editing-duration>
    <meta:editing-cycles>9</meta:editing-cycles>
    <meta:generator>LibreOffice/7.5.2.2$Linux_X86_64 LibreOffice_project/50$Build-2</meta:generator>
    <meta:document-statistic meta:table-count="1" meta:cell-count="83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55cm" svg:y="0.315cm" chart:style-name="ch2">
          <text:p>Зависимость времени работы алгоритмов нахождения кратчайшего пути от количества вершин в графе</text:p>
        </chart:title>
        <chart:legend chart:legend-position="end" svg:x="11.878cm" svg:y="3.703cm" style:legend-expansion="high" chart:style-name="ch3"/>
        <chart:plot-area chart:style-name="ch4" table:cell-range-address="Лист1.A1:Лист1.D21" chart:data-source-has-labels="both" svg:x="1.331cm" svg:y="1.778cm" svg:width="10.227cm" svg:height="6.061cm">
          <chart:coordinate-region svg:x="2.323cm" svg:y="1.977cm" svg:width="9.235cm" svg:height="4.938cm"/>
          <chart:axis chart:dimension="x" chart:name="primary-x" chart:style-name="ch5" chartooo:axis-type="auto">
            <chartooo:date-scale/>
            <chart:title svg:x="4.984cm" svg:y="8.019cm" chart:style-name="ch6">
              <text:p>Кол-во вершин, шт</text:p>
            </chart:title>
            <chart:categories table:cell-range-address="Лист1.A2:Лист1.A21"/>
          </chart:axis>
          <chart:axis chart:dimension="y" chart:name="primary-y" chart:style-name="ch5">
            <chart:title svg:x="0.451cm" svg:y="5.593cm" chart:style-name="ch7">
              <text:p>Время, µс</text:p>
            </chart:title>
            <chart:grid chart:style-name="ch8" chart:class="major"/>
          </chart:axis>
          <chart:series chart:style-name="ch9" chart:values-cell-range-address="Лист1.B2:Лист1.B21" chart:label-cell-address="Лист1.B1:Лист1.B1" chart:class="chart:line">
            <chart:data-point chart:repeated="20"/>
          </chart:series>
          <chart:series chart:style-name="ch10" chart:values-cell-range-address="Лист1.C2:Лист1.C21" chart:label-cell-address="Лист1.C1:Лист1.C1" chart:class="chart:line">
            <chart:data-point chart:repeated="20"/>
          </chart:series>
          <chart:series chart:style-name="ch11" chart:values-cell-range-address="Лист1.D2:Лист1.D21" chart:label-cell-address="Лист1.D1:Лист1.D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Флойда</text:p>
                <draw:g>
                  <svg:desc>Лист1.B1:Лист1.B1</svg:desc>
                </draw:g>
              </table:table-cell>
              <table:table-cell office:value-type="string">
                <text:p>Дейкстры</text:p>
                <draw:g>
                  <svg:desc>Лист1.C1:Лист1.C1</svg:desc>
                </draw:g>
              </table:table-cell>
              <table:table-cell office:value-type="string">
                <text:p>Беллмана-Форда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A2:Лист1.A21</svg:desc>
                </draw:g>
              </table:table-cell>
              <table:table-cell office:value-type="float" office:value="1.5">
                <text:p>1.5</text:p>
                <draw:g>
                  <svg:desc>Лист1.B2:Лист1.B21</svg:desc>
                </draw:g>
              </table:table-cell>
              <table:table-cell office:value-type="float" office:value="0.27">
                <text:p>0.27</text:p>
                <draw:g>
                  <svg:desc>Лист1.C2:Лист1.C21</svg:desc>
                </draw:g>
              </table:table-cell>
              <table:table-cell office:value-type="float" office:value="0.13">
                <text:p>0.13</text:p>
                <draw:g>
                  <svg:desc>Лист1.D2:Лист1.D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3">
                <text:p>9.3</text:p>
              </table:table-cell>
              <table:table-cell office:value-type="float" office:value="0.92">
                <text:p>0.9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.76">
                <text:p>29.76</text:p>
              </table:table-cell>
              <table:table-cell office:value-type="float" office:value="2.9">
                <text:p>2.9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4.8">
                <text:p>64.8</text:p>
              </table:table-cell>
              <table:table-cell office:value-type="float" office:value="5.89">
                <text:p>5.8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6.26">
                <text:p>156.26</text:p>
              </table:table-cell>
              <table:table-cell office:value-type="float" office:value="10.38">
                <text:p>10.3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9.7">
                <text:p>279.7</text:p>
              </table:table-cell>
              <table:table-cell office:value-type="float" office:value="15.46">
                <text:p>15.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2.86">
                <text:p>392.86</text:p>
              </table:table-cell>
              <table:table-cell office:value-type="float" office:value="25.54">
                <text:p>25.54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23.18">
                <text:p>623.18</text:p>
              </table:table-cell>
              <table:table-cell office:value-type="float" office:value="33.44">
                <text:p>33.44</text:p>
              </table:table-cell>
              <table:table-cell office:value-type="float" office:value="43.14">
                <text:p>43.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35.04">
                <text:p>835.04</text:p>
              </table:table-cell>
              <table:table-cell office:value-type="float" office:value="46.12">
                <text:p>46.12</text:p>
              </table:table-cell>
              <table:table-cell office:value-type="float" office:value="60.59">
                <text:p>60.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0.6">
                <text:p>1190.6</text:p>
              </table:table-cell>
              <table:table-cell office:value-type="float" office:value="60.66">
                <text:p>60.66</text:p>
              </table:table-cell>
              <table:table-cell office:value-type="float" office:value="90.35">
                <text:p>90.3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86.1">
                <text:p>1486.1</text:p>
              </table:table-cell>
              <table:table-cell office:value-type="float" office:value="72.33">
                <text:p>72.33</text:p>
              </table:table-cell>
              <table:table-cell office:value-type="float" office:value="117.45">
                <text:p>117.4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917">
                <text:p>1917</text:p>
              </table:table-cell>
              <table:table-cell office:value-type="float" office:value="93.06">
                <text:p>93.06</text:p>
              </table:table-cell>
              <table:table-cell office:value-type="float" office:value="153.09">
                <text:p>153.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468.1">
                <text:p>2468.1</text:p>
              </table:table-cell>
              <table:table-cell office:value-type="float" office:value="114.41">
                <text:p>114.41</text:p>
              </table:table-cell>
              <table:table-cell office:value-type="float" office:value="205.96">
                <text:p>205.9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44.2">
                <text:p>3044.2</text:p>
              </table:table-cell>
              <table:table-cell office:value-type="float" office:value="129.66">
                <text:p>129.66</text:p>
              </table:table-cell>
              <table:table-cell office:value-type="float" office:value="240.17">
                <text:p>240.1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856.7">
                <text:p>3856.7</text:p>
              </table:table-cell>
              <table:table-cell office:value-type="float" office:value="165.41">
                <text:p>165.41</text:p>
              </table:table-cell>
              <table:table-cell office:value-type="float" office:value="290.51">
                <text:p>290.5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508.9">
                <text:p>4508.9</text:p>
              </table:table-cell>
              <table:table-cell office:value-type="float" office:value="183.76">
                <text:p>183.76</text:p>
              </table:table-cell>
              <table:table-cell office:value-type="float" office:value="355.58">
                <text:p>355.5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172">
                <text:p>5172</text:p>
              </table:table-cell>
              <table:table-cell office:value-type="float" office:value="213.11">
                <text:p>213.11</text:p>
              </table:table-cell>
              <table:table-cell office:value-type="float" office:value="449.47">
                <text:p>449.4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071.2">
                <text:p>6071.2</text:p>
              </table:table-cell>
              <table:table-cell office:value-type="float" office:value="250.92">
                <text:p>250.92</text:p>
              </table:table-cell>
              <table:table-cell office:value-type="float" office:value="500.96">
                <text:p>500.9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164.1">
                <text:p>7164.1</text:p>
              </table:table-cell>
              <table:table-cell office:value-type="float" office:value="277.19">
                <text:p>277.19</text:p>
              </table:table-cell>
              <table:table-cell office:value-type="float" office:value="591.1">
                <text:p>591.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411.3">
                <text:p>8411.3</text:p>
              </table:table-cell>
              <table:table-cell office:value-type="float" office:value="308.54">
                <text:p>308.54</text:p>
              </table:table-cell>
              <table:table-cell office:value-type="float" office:value="691.29">
                <text:p>691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